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fcf7a" officeooo:paragraph-rsid="000fcf7a"/>
    </style:style>
    <style:style style:name="P2" style:family="paragraph" style:parent-style-name="Standard">
      <style:text-properties officeooo:rsid="000fcf7a" officeooo:paragraph-rsid="0010418e"/>
    </style:style>
    <style:style style:name="P3" style:family="paragraph" style:parent-style-name="Standard">
      <style:text-properties fo:color="#a52a2a" officeooo:rsid="000fcf7a" officeooo:paragraph-rsid="000fcf7a"/>
    </style:style>
    <style:style style:name="P4" style:family="paragraph" style:parent-style-name="Standard">
      <style:text-properties fo:color="#a52a2a" officeooo:rsid="0010418e" officeooo:paragraph-rsid="0010418e"/>
    </style:style>
    <style:style style:name="P5" style:family="paragraph" style:parent-style-name="Standard">
      <style:text-properties officeooo:rsid="0010418e" officeooo:paragraph-rsid="0010418e"/>
    </style:style>
    <style:style style:name="P6" style:family="paragraph" style:parent-style-name="Standard">
      <style:text-properties officeooo:rsid="001219f9" officeooo:paragraph-rsid="001219f9"/>
    </style:style>
    <style:style style:name="P7" style:family="paragraph" style:parent-style-name="Standard">
      <style:text-properties fo:font-size="14pt" style:text-underline-style="solid" style:text-underline-width="auto" style:text-underline-color="font-color" fo:font-weight="bold" officeooo:rsid="001219f9" officeooo:paragraph-rsid="001219f9" style:font-size-asian="14pt" style:font-weight-asian="bold" style:font-size-complex="14pt" style:font-weight-complex="bold"/>
    </style:style>
    <style:style style:name="P8" style:family="paragraph" style:parent-style-name="Standard">
      <style:text-properties fo:font-size="14pt" style:text-underline-style="solid" style:text-underline-width="auto" style:text-underline-color="font-color" fo:font-weight="bold" officeooo:rsid="00367ea2" officeooo:paragraph-rsid="00367ea2" style:font-size-asian="14pt" style:font-weight-asian="bold" style:font-size-complex="14pt" style:font-weight-complex="bold"/>
    </style:style>
    <style:style style:name="P9" style:family="paragraph" style:parent-style-name="Standard">
      <style:text-properties fo:font-size="14pt" style:text-underline-style="solid" style:text-underline-width="auto" style:text-underline-color="font-color" fo:font-weight="bold" officeooo:rsid="001acb61" officeooo:paragraph-rsid="001acb61" style:font-size-asian="12.25pt" style:font-weight-asian="bold" style:font-size-complex="14pt" style:font-weight-complex="bold"/>
    </style:style>
    <style:style style:name="P10" style:family="paragraph" style:parent-style-name="Standard">
      <style:text-properties fo:font-size="14pt" style:text-underline-style="solid" style:text-underline-width="auto" style:text-underline-color="font-color" fo:font-weight="bold" officeooo:rsid="0029affc" officeooo:paragraph-rsid="0029affc" style:font-size-asian="12.25pt" style:font-weight-asian="bold" style:font-size-complex="14pt" style:font-weight-complex="bold"/>
    </style:style>
    <style:style style:name="P11" style:family="paragraph" style:parent-style-name="Standard">
      <style:text-properties fo:font-size="14pt" style:text-underline-style="solid" style:text-underline-width="auto" style:text-underline-color="font-color" fo:font-weight="bold" officeooo:rsid="00450e84" officeooo:paragraph-rsid="00450e84" style:font-size-asian="12.25pt" style:font-weight-asian="bold" style:font-size-complex="14pt" style:font-weight-complex="bold"/>
    </style:style>
    <style:style style:name="P12" style:family="paragraph" style:parent-style-name="Standard">
      <style:text-properties fo:font-size="14pt" style:text-underline-style="solid" style:text-underline-width="auto" style:text-underline-color="font-color" fo:font-weight="bold" officeooo:rsid="0046fbf5" officeooo:paragraph-rsid="0046fbf5" style:font-size-asian="12.25pt" style:font-weight-asian="bold" style:font-size-complex="14pt" style:font-weight-complex="bold"/>
    </style:style>
    <style:style style:name="P13" style:family="paragraph" style:parent-style-name="Standard">
      <style:text-properties fo:font-size="14pt" style:text-underline-style="solid" style:text-underline-width="auto" style:text-underline-color="font-color" fo:font-weight="bold" officeooo:rsid="004d216a" officeooo:paragraph-rsid="004d216a" style:font-size-asian="12.25pt" style:font-weight-asian="bold" style:font-size-complex="14pt" style:font-weight-complex="bold"/>
    </style:style>
    <style:style style:name="P14" style:family="paragraph" style:parent-style-name="Standard">
      <style:text-properties fo:font-size="14pt" style:text-underline-style="solid" style:text-underline-width="auto" style:text-underline-color="font-color" fo:font-weight="bold" officeooo:rsid="00506a95" officeooo:paragraph-rsid="00506a95" style:font-size-asian="12.25pt" style:font-weight-asian="bold" style:font-size-complex="14pt" style:font-weight-complex="bold"/>
    </style:style>
    <style:style style:name="P15" style:family="paragraph" style:parent-style-name="Standard">
      <style:text-properties fo:font-size="14pt" style:text-underline-style="solid" style:text-underline-width="auto" style:text-underline-color="font-color" fo:font-weight="bold" officeooo:rsid="005b4f4b" officeooo:paragraph-rsid="005b4f4b" style:font-size-asian="12.25pt" style:font-weight-asian="bold" style:font-size-complex="14pt" style:font-weight-complex="bold"/>
    </style:style>
    <style:style style:name="P16" style:family="paragraph" style:parent-style-name="Standard">
      <style:text-properties fo:font-weight="bold" officeooo:rsid="001219f9" officeooo:paragraph-rsid="001219f9" style:font-weight-asian="bold" style:font-weight-complex="bold"/>
    </style:style>
    <style:style style:name="P17" style:family="paragraph" style:parent-style-name="Standard">
      <style:text-properties fo:font-weight="bold" officeooo:rsid="001372c7" officeooo:paragraph-rsid="001372c7" style:font-weight-asian="bold" style:font-weight-complex="bold"/>
    </style:style>
    <style:style style:name="P18" style:family="paragraph" style:parent-style-name="Standard">
      <style:text-properties fo:font-weight="bold" officeooo:rsid="0020d578" officeooo:paragraph-rsid="0020d578" style:font-weight-asian="bold" style:font-weight-complex="bold"/>
    </style:style>
    <style:style style:name="P19" style:family="paragraph" style:parent-style-name="Standard">
      <style:text-properties fo:font-weight="bold" officeooo:rsid="0025cb2e" officeooo:paragraph-rsid="0025cb2e" style:font-weight-asian="bold" style:font-weight-complex="bold"/>
    </style:style>
    <style:style style:name="P20" style:family="paragraph" style:parent-style-name="Standard">
      <style:text-properties fo:font-weight="bold" officeooo:rsid="002ebbaa" officeooo:paragraph-rsid="002ebbaa" style:font-weight-asian="bold" style:font-weight-complex="bold"/>
    </style:style>
    <style:style style:name="P21" style:family="paragraph" style:parent-style-name="Standard">
      <style:text-properties fo:font-weight="bold" officeooo:rsid="00378bcf" officeooo:paragraph-rsid="00378bcf" style:font-weight-asian="bold" style:font-weight-complex="bold"/>
    </style:style>
    <style:style style:name="P22" style:family="paragraph" style:parent-style-name="Standard">
      <style:text-properties fo:font-weight="bold" officeooo:rsid="004f7bd9" officeooo:paragraph-rsid="004f7bd9" style:font-weight-asian="bold" style:font-weight-complex="bold"/>
    </style:style>
    <style:style style:name="P23" style:family="paragraph" style:parent-style-name="Standard">
      <style:text-properties fo:font-weight="bold" officeooo:rsid="005260b9" officeooo:paragraph-rsid="005260b9" style:font-weight-asian="bold" style:font-weight-complex="bold"/>
    </style:style>
    <style:style style:name="P24" style:family="paragraph" style:parent-style-name="Standard">
      <style:text-properties fo:font-weight="bold" officeooo:rsid="00544d8a" officeooo:paragraph-rsid="00544d8a" style:font-weight-asian="bold" style:font-weight-complex="bold"/>
    </style:style>
    <style:style style:name="P25" style:family="paragraph" style:parent-style-name="Standard">
      <style:text-properties fo:font-weight="bold" officeooo:rsid="00574f09" officeooo:paragraph-rsid="00574f09" style:font-weight-asian="bold" style:font-weight-complex="bold"/>
    </style:style>
    <style:style style:name="P26" style:family="paragraph" style:parent-style-name="Standard">
      <style:text-properties officeooo:rsid="001557f9" officeooo:paragraph-rsid="001557f9"/>
    </style:style>
    <style:style style:name="P27" style:family="paragraph" style:parent-style-name="Standard">
      <style:text-properties fo:font-size="12pt" style:text-underline-style="none" fo:font-weight="normal" officeooo:rsid="0046fbf5" officeooo:paragraph-rsid="0046fbf5" style:font-size-asian="10.5pt" style:font-weight-asian="normal" style:font-size-complex="12pt" style:font-weight-complex="normal"/>
    </style:style>
    <style:style style:name="P28" style:family="paragraph" style:parent-style-name="Standard">
      <style:text-properties fo:font-size="12pt" style:text-underline-style="none" fo:font-weight="normal" officeooo:rsid="00485dd8" officeooo:paragraph-rsid="00485dd8" style:font-size-asian="10.5pt" style:font-weight-asian="normal" style:font-size-complex="12pt" style:font-weight-complex="normal"/>
    </style:style>
    <style:style style:name="P29" style:family="paragraph" style:parent-style-name="Standard">
      <style:text-properties fo:font-size="12pt" style:text-underline-style="none" fo:font-weight="bold" officeooo:rsid="004ba94a" officeooo:paragraph-rsid="004ba94a" style:font-size-asian="10.5pt" style:font-weight-asian="bold" style:font-size-complex="12pt" style:font-weight-complex="bold"/>
    </style:style>
    <style:style style:name="P30" style:family="paragraph" style:parent-style-name="Standard">
      <style:text-properties officeooo:rsid="001cb479" officeooo:paragraph-rsid="001cb479"/>
    </style:style>
    <style:style style:name="P31" style:family="paragraph" style:parent-style-name="Standard">
      <style:text-properties officeooo:rsid="001d8ec2" officeooo:paragraph-rsid="001d8ec2"/>
    </style:style>
    <style:style style:name="P32" style:family="paragraph" style:parent-style-name="Standard">
      <style:text-properties officeooo:rsid="001ea5a9" officeooo:paragraph-rsid="001ea5a9"/>
    </style:style>
    <style:style style:name="P33" style:family="paragraph" style:parent-style-name="Standard">
      <style:text-properties officeooo:rsid="0020d578" officeooo:paragraph-rsid="0020d578"/>
    </style:style>
    <style:style style:name="P34" style:family="paragraph" style:parent-style-name="Standard">
      <style:text-properties fo:font-weight="normal" officeooo:rsid="0026e8ab" officeooo:paragraph-rsid="0026e8ab" style:font-weight-asian="normal" style:font-weight-complex="normal"/>
    </style:style>
    <style:style style:name="P35" style:family="paragraph" style:parent-style-name="Standard">
      <style:text-properties fo:font-weight="normal" officeooo:rsid="0027eea7" officeooo:paragraph-rsid="0027eea7" style:font-weight-asian="normal" style:font-weight-complex="normal"/>
    </style:style>
    <style:style style:name="P36" style:family="paragraph" style:parent-style-name="Standard">
      <style:text-properties fo:font-weight="normal" officeooo:rsid="0029fe32" officeooo:paragraph-rsid="0029fe32" style:font-weight-asian="normal" style:font-weight-complex="normal"/>
    </style:style>
    <style:style style:name="P37" style:family="paragraph" style:parent-style-name="Standard">
      <style:text-properties fo:font-weight="normal" officeooo:rsid="00378bcf" officeooo:paragraph-rsid="00378bcf" style:font-weight-asian="normal" style:font-weight-complex="normal"/>
    </style:style>
    <style:style style:name="P38" style:family="paragraph" style:parent-style-name="Standard">
      <style:text-properties fo:font-weight="normal" officeooo:rsid="00378bcf" officeooo:paragraph-rsid="004339a9" style:font-weight-asian="normal" style:font-weight-complex="normal"/>
    </style:style>
    <style:style style:name="P39" style:family="paragraph" style:parent-style-name="Standard">
      <style:text-properties fo:font-weight="normal" officeooo:rsid="00378bcf" officeooo:paragraph-rsid="00448192" style:font-weight-asian="normal" style:font-weight-complex="normal"/>
    </style:style>
    <style:style style:name="P40" style:family="paragraph" style:parent-style-name="Standard">
      <style:text-properties fo:font-weight="normal" officeooo:rsid="00450e84" officeooo:paragraph-rsid="00450e84" style:font-weight-asian="normal" style:font-weight-complex="normal"/>
    </style:style>
    <style:style style:name="P41" style:family="paragraph" style:parent-style-name="Standard">
      <style:text-properties fo:font-weight="normal" officeooo:rsid="004ba94a" officeooo:paragraph-rsid="004ba94a" style:font-weight-asian="normal" style:font-weight-complex="normal"/>
    </style:style>
    <style:style style:name="P42" style:family="paragraph" style:parent-style-name="Standard">
      <style:text-properties fo:font-weight="normal" officeooo:rsid="004dbdc6" officeooo:paragraph-rsid="004dbdc6" style:font-weight-asian="normal" style:font-weight-complex="normal"/>
    </style:style>
    <style:style style:name="P43" style:family="paragraph" style:parent-style-name="Standard">
      <style:text-properties fo:font-weight="normal" officeooo:rsid="004f7bd9" officeooo:paragraph-rsid="004f7bd9" style:font-weight-asian="normal" style:font-weight-complex="normal"/>
    </style:style>
    <style:style style:name="P44" style:family="paragraph" style:parent-style-name="Standard">
      <style:text-properties fo:font-weight="normal" officeooo:rsid="005260b9" officeooo:paragraph-rsid="005260b9" style:font-weight-asian="normal" style:font-weight-complex="normal"/>
    </style:style>
    <style:style style:name="P45" style:family="paragraph" style:parent-style-name="Standard">
      <style:text-properties fo:font-weight="normal" officeooo:rsid="00574f09" officeooo:paragraph-rsid="00574f09" style:font-weight-asian="normal" style:font-weight-complex="normal"/>
    </style:style>
    <style:style style:name="P46" style:family="paragraph" style:parent-style-name="Standard">
      <style:text-properties fo:font-weight="normal" officeooo:rsid="00596ea8" officeooo:paragraph-rsid="00596ea8" style:font-weight-asian="normal" style:font-weight-complex="normal"/>
    </style:style>
    <style:style style:name="P47" style:family="paragraph" style:parent-style-name="Standard">
      <style:text-properties fo:font-weight="normal" officeooo:rsid="005b0366" officeooo:paragraph-rsid="005b0366" style:font-weight-asian="normal" style:font-weight-complex="normal"/>
    </style:style>
    <style:style style:name="P48" style:family="paragraph" style:parent-style-name="Standard">
      <style:text-properties fo:font-weight="normal" officeooo:rsid="005b4f4b" officeooo:paragraph-rsid="005b4f4b" style:font-weight-asian="normal" style:font-weight-complex="normal"/>
    </style:style>
    <style:style style:name="P49" style:family="paragraph" style:parent-style-name="Standard">
      <style:text-properties officeooo:rsid="003062a3" officeooo:paragraph-rsid="003062a3"/>
    </style:style>
    <style:style style:name="P50" style:family="paragraph" style:parent-style-name="Standard">
      <style:text-properties officeooo:rsid="003062a3" officeooo:paragraph-rsid="00307fe1"/>
    </style:style>
    <style:style style:name="P51" style:family="paragraph" style:parent-style-name="Standard">
      <style:text-properties officeooo:rsid="00378bcf" officeooo:paragraph-rsid="00378bcf"/>
    </style:style>
    <style:style style:name="P52" style:family="paragraph" style:parent-style-name="Standard">
      <style:text-properties fo:color="#0000cd" officeooo:rsid="000fcf7a" officeooo:paragraph-rsid="000fcf7a"/>
    </style:style>
    <style:style style:name="P53" style:family="paragraph" style:parent-style-name="Standard">
      <style:text-properties fo:color="#0000cd" officeooo:rsid="0010418e" officeooo:paragraph-rsid="0010418e"/>
    </style:style>
    <style:style style:name="P54" style:family="paragraph" style:parent-style-name="Standard">
      <style:text-properties fo:color="#0000cd" fo:font-weight="normal" officeooo:rsid="00378bcf" officeooo:paragraph-rsid="00378bcf" style:font-weight-asian="normal" style:font-weight-complex="normal"/>
    </style:style>
    <style:style style:name="P55" style:family="paragraph" style:parent-style-name="Standard">
      <style:text-properties officeooo:rsid="0010418e" officeooo:paragraph-rsid="0010418e"/>
    </style:style>
    <style:style style:name="P56" style:family="paragraph" style:parent-style-name="Standard">
      <style:text-properties fo:font-size="14pt" style:text-underline-style="solid" style:text-underline-width="auto" style:text-underline-color="font-color" fo:font-weight="bold" officeooo:rsid="001acb61" officeooo:paragraph-rsid="001acb61" style:font-size-asian="12.25pt" style:font-weight-asian="bold" style:font-size-complex="14pt" style:font-weight-complex="bold"/>
    </style:style>
    <style:style style:name="P57" style:family="paragraph" style:parent-style-name="Standard">
      <style:text-properties fo:font-size="12pt" style:text-underline-style="none" fo:font-weight="normal" officeooo:rsid="001b4845" officeooo:paragraph-rsid="001b4845" style:font-size-asian="10.5pt" style:font-weight-asian="normal" style:font-size-complex="12pt" style:font-weight-complex="normal"/>
    </style:style>
    <style:style style:name="P58" style:family="paragraph" style:parent-style-name="Standard">
      <style:text-properties fo:font-size="12pt" style:text-underline-style="none" fo:font-weight="normal" officeooo:rsid="005c333f" officeooo:paragraph-rsid="005c333f" style:font-size-asian="10.5pt" style:font-weight-asian="normal" style:font-size-complex="12pt" style:font-weight-complex="normal"/>
    </style:style>
    <style:style style:name="P59" style:family="paragraph" style:parent-style-name="Standard">
      <style:text-properties fo:font-size="12pt" style:text-underline-style="none" fo:font-weight="normal" officeooo:rsid="005b4f4b" officeooo:paragraph-rsid="005c6fb4" style:font-size-asian="10.5pt" style:font-weight-asian="normal" style:font-size-complex="12pt" style:font-weight-complex="normal"/>
    </style:style>
    <style:style style:name="P60" style:family="paragraph" style:parent-style-name="Standard">
      <style:text-properties fo:font-size="12pt" style:text-underline-style="none" fo:font-weight="normal" officeooo:rsid="005b4f4b" officeooo:paragraph-rsid="005b4f4b" style:font-size-asian="10.5pt" style:font-weight-asian="normal" style:font-size-complex="12pt" style:font-weight-complex="normal"/>
    </style:style>
    <style:style style:name="P61" style:family="paragraph" style:parent-style-name="Standard">
      <style:text-properties fo:font-size="12pt" style:text-underline-style="none" fo:font-weight="normal" officeooo:rsid="005b4f4b" officeooo:paragraph-rsid="006049e1" style:font-size-asian="10.5pt" style:font-weight-asian="normal" style:font-size-complex="12pt" style:font-weight-complex="normal"/>
    </style:style>
    <style:style style:name="P62" style:family="paragraph" style:parent-style-name="Standard">
      <style:text-properties fo:font-size="12pt" style:text-underline-style="none" fo:font-weight="normal" officeooo:rsid="005dba1f" officeooo:paragraph-rsid="005dba1f" style:font-size-asian="10.5pt" style:font-weight-asian="normal" style:font-size-complex="12pt" style:font-weight-complex="normal"/>
    </style:style>
    <style:style style:name="P63" style:family="paragraph" style:parent-style-name="Standard">
      <style:text-properties fo:font-size="12pt" style:text-underline-style="none" fo:font-weight="normal" officeooo:rsid="005fc7a5" officeooo:paragraph-rsid="005fc7a5" style:font-size-asian="10.5pt" style:font-weight-asian="normal" style:font-size-complex="12pt" style:font-weight-complex="normal"/>
    </style:style>
    <style:style style:name="P64" style:family="paragraph" style:parent-style-name="Standard">
      <style:text-properties fo:font-size="12pt" style:text-underline-style="none" fo:font-weight="normal" officeooo:rsid="0061c374" officeooo:paragraph-rsid="0061c374" style:font-size-asian="10.5pt" style:font-weight-asian="normal" style:font-size-complex="12pt" style:font-weight-complex="normal"/>
    </style:style>
    <style:style style:name="P65" style:family="paragraph" style:parent-style-name="Standard">
      <style:text-properties fo:font-size="12pt" style:text-underline-style="none" fo:font-weight="normal" officeooo:rsid="0061c374" officeooo:paragraph-rsid="0062edea" style:font-size-asian="10.5pt" style:font-weight-asian="normal" style:font-size-complex="12pt" style:font-weight-complex="normal"/>
    </style:style>
    <style:style style:name="P66" style:family="paragraph" style:parent-style-name="Standard">
      <style:text-properties fo:font-size="12pt" style:text-underline-style="none" fo:font-weight="normal" officeooo:rsid="0061c374" officeooo:paragraph-rsid="0064d8c7" style:font-size-asian="10.5pt" style:font-weight-asian="normal" style:font-size-complex="12pt" style:font-weight-complex="normal"/>
    </style:style>
    <style:style style:name="P67" style:family="paragraph" style:parent-style-name="Standard">
      <style:text-properties fo:font-size="12pt" style:text-underline-style="none" fo:font-weight="normal" officeooo:rsid="0064d8c7" officeooo:paragraph-rsid="0064d8c7" style:font-size-asian="10.5pt" style:font-weight-asian="normal" style:font-size-complex="12pt" style:font-weight-complex="normal"/>
    </style:style>
    <style:style style:name="P68" style:family="paragraph" style:parent-style-name="Standard">
      <style:text-properties fo:font-size="12pt" style:text-underline-style="none" fo:font-weight="bold" officeooo:rsid="005c6fb4" officeooo:paragraph-rsid="005c6fb4" style:font-size-asian="10.5pt" style:font-weight-asian="bold" style:font-size-complex="12pt" style:font-weight-complex="bold"/>
    </style:style>
    <style:style style:name="P69" style:family="paragraph" style:parent-style-name="Standard">
      <style:text-properties fo:font-size="12pt" style:text-underline-style="none" fo:font-weight="bold" officeooo:rsid="005dcbf3" officeooo:paragraph-rsid="005dcbf3" style:font-size-asian="10.5pt" style:font-weight-asian="bold" style:font-size-complex="12pt" style:font-weight-complex="bold"/>
    </style:style>
    <style:style style:name="P70" style:family="paragraph" style:parent-style-name="Standard">
      <style:text-properties fo:font-size="12pt" style:text-underline-style="none" fo:font-weight="bold" officeooo:rsid="006049e1" officeooo:paragraph-rsid="006049e1" style:font-size-asian="10.5pt" style:font-weight-asian="bold" style:font-size-complex="12pt" style:font-weight-complex="bold"/>
    </style:style>
    <style:style style:name="P71" style:family="paragraph" style:parent-style-name="Standard">
      <style:text-properties style:text-underline-style="none" officeooo:rsid="0020f132" officeooo:paragraph-rsid="0020d578"/>
    </style:style>
    <style:style style:name="P72" style:family="paragraph" style:parent-style-name="Standard">
      <style:text-properties style:text-underline-style="none" officeooo:rsid="0025365e" officeooo:paragraph-rsid="0020d578"/>
    </style:style>
    <style:style style:name="P73" style:family="paragraph" style:parent-style-name="Standard">
      <style:text-properties style:text-underline-style="none" officeooo:rsid="002ebbaa" officeooo:paragraph-rsid="0020d578"/>
    </style:style>
    <style:style style:name="P74" style:family="paragraph" style:parent-style-name="Standard">
      <style:text-properties style:text-underline-style="none" officeooo:rsid="002fb6c8" officeooo:paragraph-rsid="0020d578"/>
    </style:style>
    <style:style style:name="P75" style:family="paragraph" style:parent-style-name="Standard">
      <style:text-properties style:text-underline-style="none" fo:font-weight="bold" officeooo:rsid="003062a3" officeooo:paragraph-rsid="003062a3" style:font-weight-asian="bold" style:font-weight-complex="bold"/>
    </style:style>
    <style:style style:name="P76" style:family="paragraph" style:parent-style-name="Standard">
      <style:text-properties style:text-underline-style="none" officeooo:rsid="00307fe1" officeooo:paragraph-rsid="00307fe1"/>
    </style:style>
    <style:style style:name="P77" style:family="paragraph" style:parent-style-name="Standard">
      <style:text-properties style:text-underline-style="none" officeooo:rsid="00365b5d" officeooo:paragraph-rsid="00307fe1"/>
    </style:style>
    <style:style style:name="P78" style:family="paragraph" style:parent-style-name="Standard">
      <style:text-properties fo:font-weight="normal" officeooo:rsid="005b4f4b" officeooo:paragraph-rsid="005b0366" style:font-weight-asian="normal" style:font-weight-complex="normal"/>
    </style:style>
    <style:style style:name="P79" style:family="paragraph" style:parent-style-name="Standard">
      <style:text-properties officeooo:paragraph-rsid="0061c374"/>
    </style:style>
    <style:style style:name="P80" style:family="paragraph" style:parent-style-name="Text_20_body" style:list-style-name="L1"/>
    <style:style style:name="P81" style:family="paragraph" style:parent-style-name="Text_20_body" style:list-style-name="L1">
      <style:paragraph-properties fo:margin-top="0cm" fo:margin-bottom="0cm" loext:contextual-spacing="false"/>
    </style:style>
    <style:style style:name="T1" style:family="text">
      <style:text-properties fo:color="#a52a2a"/>
    </style:style>
    <style:style style:name="T2" style:family="text">
      <style:text-properties fo:color="#a52a2a" fo:font-size="12pt" style:text-underline-style="none" fo:font-weight="normal" officeooo:rsid="0061c374" style:font-size-asian="10.5pt" style:font-weight-asian="normal" style:font-size-complex="12pt" style:font-weight-complex="normal"/>
    </style:style>
    <style:style style:name="T3" style:family="text">
      <style:text-properties fo:color="#0000cd"/>
    </style:style>
    <style:style style:name="T4" style:family="text">
      <style:text-properties fo:color="#0000cd" fo:font-size="12pt" style:text-underline-style="none" fo:font-weight="normal" officeooo:rsid="0061c374" style:font-size-asian="10.5pt" style:font-weight-asian="normal" style:font-size-complex="12pt" style:font-weight-complex="normal"/>
    </style:style>
    <style:style style:name="T5" style:family="text">
      <style:text-properties fo:color="#ff0000"/>
    </style:style>
    <style:style style:name="T6" style:family="text">
      <style:text-properties fo:color="#ff0000" fo:font-size="12pt" style:text-underline-style="none" fo:font-weight="normal" officeooo:rsid="0061c374" style:font-size-asian="10.5pt" style:font-weight-asian="normal" style:font-size-complex="12pt" style:font-weight-complex="normal"/>
    </style:style>
    <style:style style:name="T7" style:family="text">
      <style:text-properties fo:color="#ff3333"/>
    </style:style>
    <style:style style:name="T8" style:family="text">
      <style:text-properties officeooo:rsid="001557f9"/>
    </style:style>
    <style:style style:name="T9" style:family="text">
      <style:text-properties officeooo:rsid="00158740"/>
    </style:style>
    <style:style style:name="T10" style:family="text">
      <style:text-properties officeooo:rsid="0018018e"/>
    </style:style>
    <style:style style:name="T11" style:family="text">
      <style:text-properties style:text-underline-style="none"/>
    </style:style>
    <style:style style:name="T12" style:family="text">
      <style:text-properties style:text-underline-style="none" officeooo:rsid="0020f132"/>
    </style:style>
    <style:style style:name="T13" style:family="text">
      <style:text-properties style:text-underline-style="none" officeooo:rsid="00239fe2"/>
    </style:style>
    <style:style style:name="T14" style:family="text">
      <style:text-properties style:text-underline-style="none" officeooo:rsid="0025365e"/>
    </style:style>
    <style:style style:name="T15" style:family="text">
      <style:text-properties style:text-underline-style="none" officeooo:rsid="002ebbaa"/>
    </style:style>
    <style:style style:name="T16" style:family="text">
      <style:text-properties style:text-underline-style="none" officeooo:rsid="002fb6c8"/>
    </style:style>
    <style:style style:name="T17" style:family="text">
      <style:text-properties style:text-underline-style="none" officeooo:rsid="003062a3"/>
    </style:style>
    <style:style style:name="T18" style:family="text">
      <style:text-properties style:text-underline-style="none" officeooo:rsid="00307fe1"/>
    </style:style>
    <style:style style:name="T19" style:family="text">
      <style:text-properties style:text-underline-style="none" officeooo:rsid="0031648e"/>
    </style:style>
    <style:style style:name="T20" style:family="text">
      <style:text-properties style:text-underline-style="none" officeooo:rsid="0032f8e1"/>
    </style:style>
    <style:style style:name="T21" style:family="text">
      <style:text-properties style:text-underline-style="none" officeooo:rsid="00365b5d"/>
    </style:style>
    <style:style style:name="T22" style:family="text">
      <style:text-properties officeooo:rsid="001b4845"/>
    </style:style>
    <style:style style:name="T23" style:family="text">
      <style:text-properties officeooo:rsid="001ea5a9"/>
    </style:style>
    <style:style style:name="T24" style:family="text">
      <style:text-properties officeooo:rsid="001f9a93"/>
    </style:style>
    <style:style style:name="T25" style:family="text">
      <style:text-properties officeooo:rsid="0020f132"/>
    </style:style>
    <style:style style:name="T26" style:family="text">
      <style:text-properties officeooo:rsid="00210ddc"/>
    </style:style>
    <style:style style:name="T27" style:family="text">
      <style:text-properties officeooo:rsid="0026d3a4"/>
    </style:style>
    <style:style style:name="T28" style:family="text">
      <style:text-properties officeooo:rsid="002bad5b"/>
    </style:style>
    <style:style style:name="T29" style:family="text">
      <style:text-properties officeooo:rsid="002cbd85"/>
    </style:style>
    <style:style style:name="T30" style:family="text">
      <style:text-properties officeooo:rsid="002ebbaa"/>
    </style:style>
    <style:style style:name="T31" style:family="text">
      <style:text-properties officeooo:rsid="00307fe1"/>
    </style:style>
    <style:style style:name="T32" style:family="text">
      <style:text-properties officeooo:rsid="00389ccc"/>
    </style:style>
    <style:style style:name="T33" style:family="text">
      <style:text-properties officeooo:rsid="003be54b"/>
    </style:style>
    <style:style style:name="T34" style:family="text">
      <style:text-properties officeooo:rsid="003eadc9"/>
    </style:style>
    <style:style style:name="T35" style:family="text">
      <style:text-properties officeooo:rsid="003fdffa"/>
    </style:style>
    <style:style style:name="T36" style:family="text">
      <style:text-properties officeooo:rsid="00450e84"/>
    </style:style>
    <style:style style:name="T37" style:family="text">
      <style:text-properties officeooo:rsid="0049f08d"/>
    </style:style>
    <style:style style:name="T38" style:family="text">
      <style:text-properties fo:color="#008000"/>
    </style:style>
    <style:style style:name="T39" style:family="text">
      <style:text-properties officeooo:rsid="004df222"/>
    </style:style>
    <style:style style:name="T40" style:family="text">
      <style:text-properties officeooo:rsid="00532a8f"/>
    </style:style>
    <style:style style:name="T41" style:family="text">
      <style:text-properties officeooo:rsid="00544d8a"/>
    </style:style>
    <style:style style:name="T42" style:family="text">
      <style:text-properties officeooo:rsid="0054f832"/>
    </style:style>
    <style:style style:name="T43" style:family="text">
      <style:text-properties officeooo:rsid="00561d37"/>
    </style:style>
    <style:style style:name="T44" style:family="text">
      <style:text-properties officeooo:rsid="006038b8"/>
    </style:style>
    <style:style style:name="T45" style:family="text">
      <style:text-properties fo:font-size="12pt" style:text-underline-style="none" fo:font-weight="normal" officeooo:rsid="0061c374" style:font-size-asian="10.5pt" style:font-weight-asian="normal" style:font-size-complex="12pt" style:font-weight-complex="normal"/>
    </style:style>
    <style:style style:name="T46" style:family="text">
      <style:text-properties officeooo:rsid="0062edea"/>
    </style:style>
    <style:style style:name="T47" style:family="text">
      <style:text-properties officeooo:rsid="0064d8c7"/>
    </style:style>
    <style:style style:name="T48" style:family="text">
      <style:text-properties officeooo:rsid="00661155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La base fundamental</text:p>
      <text:p text:style-name="P1"/>
      <text:p text:style-name="P1">Bootstrap es un framework JS/CSS de Twitter que facilita el desarrollo de sitios web responsive, que se adaptar al dispositivo donde se muestran. Para ello hace uso de 3 componentes fundamentales que van incluidos en todos los HTML que lo usan:</text:p>
      <text:p text:style-name="P1">1.- La librería JQuery de Javascript</text:p>
      <text:p text:style-name="P1"><text:span text:style-name="T3">&lt;</text:span><text:span text:style-name="T1">script</text:span><text:span text:style-name="T5"> src</text:span><text:span text:style-name="T3">="</text:span><text:a xlink:type="simple" xlink:href="https://ajax.googleapis.com/ajax/libs/jquery/3.2.1/jquery.min.js" text:style-name="Internet_20_link" text:visited-style-name="Visited_20_Internet_20_Link">https://ajax.googleapis.com/ajax/libs/jquery/3.2.1/jquery.min.js</text:a><text:span text:style-name="T3">"&gt;&lt;</text:span><text:span text:style-name="T1">/script</text:span><text:span text:style-name="T3">&gt;</text:span></text:p>
      <text:p text:style-name="P1"/>
      <text:p text:style-name="P1">2.- La librería de estilos CSS de Bootstrap</text:p>
      <text:p text:style-name="P3"><text:span text:style-name="T3">&lt;</text:span>link<text:span text:style-name="T5"> rel</text:span><text:span text:style-name="T3">="stylesheet"</text:span><text:span text:style-name="T5"> href</text:span><text:span text:style-name="T3">="</text:span><text:a xlink:type="simple" xlink:href="https://maxcdn.bootstrapcdn.com/bootstrap/3.3.7/css/bootstrap.min.css" text:style-name="Internet_20_link" text:visited-style-name="Visited_20_Internet_20_Link">https://maxcdn.bootstrapcdn.com/bootstrap/3.3.7/css/bootstrap.min.css</text:a><text:span text:style-name="T3">"&gt;</text:span></text:p>
      <text:p text:style-name="P52"/>
      <text:p text:style-name="P1">3.- La librería Javscript de Bootstrap</text:p>
      <text:p text:style-name="P1"><text:span text:style-name="T3">&lt;</text:span><text:span text:style-name="T1">script</text:span><text:span text:style-name="T5"> src</text:span><text:span text:style-name="T3">="https://maxcdn.bootstrapcdn.com/bootstrap/3.3.7/js/bootstrap.min.js"&gt;&lt;</text:span><text:span text:style-name="T1">/script</text:span><text:span text:style-name="T3">&gt;</text:span></text:p>
      <text:p text:style-name="P1"/>
      <text:p text:style-name="P5">Toda página que use este framework, por tanto siempre incluirá en su código estos 3 componentes. A parte de esto, otras 3 partes importantes deben de aparecen en el código HTML:</text:p>
      <text:p text:style-name="P2"/>
      <text:p text:style-name="P5">1.- El Doctype de HTML5 UTF-8:</text:p>
      <text:p text:style-name="P2"><text:span text:style-name="T3">&lt;</text:span><text:span text:style-name="T1">!DOCTYPE</text:span><text:span text:style-name="T5"> html</text:span><text:span text:style-name="T3">&gt;</text:span><text:line-break/><text:span text:style-name="T3">&lt;</text:span><text:span text:style-name="T1">html</text:span><text:span text:style-name="T5"> lang</text:span><text:span text:style-name="T3">="en"&gt;</text:span><text:line-break/>  <text:span text:style-name="T3">&lt;</text:span><text:span text:style-name="T1">head</text:span><text:span text:style-name="T3">&gt;</text:span><text:line-break/>    <text:span text:style-name="T3">&lt;</text:span><text:span text:style-name="T1">meta</text:span><text:span text:style-name="T5"> charset</text:span><text:span text:style-name="T3">="utf-8"&gt;</text:span> <text:line-break/>  <text:span text:style-name="T3">&lt;</text:span><text:span text:style-name="T1">/head</text:span><text:span text:style-name="T3">&gt;</text:span><text:line-break/><text:span text:style-name="T3">&lt;</text:span><text:span text:style-name="T1">/html</text:span><text:span text:style-name="T3">&gt;</text:span> </text:p>
      <text:p text:style-name="P2"/>
      <text:p text:style-name="P5">2.- El meta tag específico para adaptación de dispositivos móviles, en &lt;head&gt;:</text:p>
      <text:p text:style-name="P2"><text:span text:style-name="T3">&lt;</text:span><text:span text:style-name="T1">meta</text:span><text:span text:style-name="T5"> name</text:span><text:span text:style-name="T3">="viewport"</text:span><text:span text:style-name="T5"> content</text:span><text:span text:style-name="T3">="width=device-width, initial-scale=1"&gt;</text:span> </text:p>
      <text:p text:style-name="P2"/>
      <text:p text:style-name="P5">3.- El elemento contenedor que envolverá al resto de componentes Bootstrap (el contenedor <text:span text:style-name="T7">.container</text:span>)</text:p>
      <text:p text:style-name="P4"><text:span text:style-name="T3">&lt;</text:span>div<text:span text:style-name="T5"> class</text:span><text:span text:style-name="T3">="container"&gt;</text:span></text:p>
      <text:p text:style-name="P53">&lt;/div&gt;</text:p>
      <text:p text:style-name="P5"/>
      <text:p text:style-name="P16">Esqueleto base de una web Bootstrap:</text:p>
      <text:p text:style-name="P6"><text:span text:style-name="T3">&lt;</text:span><text:span text:style-name="T1">!DOCTYPE</text:span><text:span text:style-name="T5"> html</text:span><text:span text:style-name="T3">&gt;</text:span><text:line-break/><text:span text:style-name="T3">&lt;</text:span><text:span text:style-name="T1">html</text:span><text:span text:style-name="T5"> lang</text:span><text:span text:style-name="T3">="en"&gt;</text:span><text:line-break/><text:span text:style-name="T3">&lt;</text:span><text:span text:style-name="T1">head</text:span><text:span text:style-name="T3">&gt;</text:span><text:line-break/>  <text:span text:style-name="T3">&lt;</text:span><text:span text:style-name="T1">title</text:span><text:span text:style-name="T3">&gt;</text:span>Bootstrap Example<text:span text:style-name="T3">&lt;</text:span><text:span text:style-name="T1">/title</text:span><text:span text:style-name="T3">&gt;</text:span><text:line-break/>  <text:span text:style-name="T3">&lt;</text:span><text:span text:style-name="T1">meta</text:span><text:span text:style-name="T5"> charset</text:span><text:span text:style-name="T3">="utf-8"&gt;</text:span><text:line-break/>  <text:span text:style-name="T3">&lt;</text:span><text:span text:style-name="T1">meta</text:span><text:span text:style-name="T5"> name</text:span><text:span text:style-name="T3">="viewport"</text:span><text:span text:style-name="T5"> content</text:span><text:span text:style-name="T3">="width=device-width, initial-scale=1"&gt;</text:span><text:line-break/>  <text:span text:style-name="T3">&lt;</text:span><text:span text:style-name="T1">link</text:span><text:span text:style-name="T5"> rel</text:span><text:span text:style-name="T3">="stylesheet"</text:span><text:span text:style-name="T5"> href</text:span><text:span text:style-name="T3">="https://maxcdn.bootstrapcdn.com/bootstrap/3.3.7/css/bootstrap.min.css"&gt;</text:span><text:line-break/>  <text:span text:style-name="T3">&lt;</text:span><text:span text:style-name="T1">script</text:span><text:span text:style-name="T5"> src</text:span><text:span text:style-name="T3">="https://ajax.googleapis.com/ajax/libs/jquery/3.2.0/jquery.min.js"&gt;&lt;</text:span><text:span text:style-name="T1">/script</text:span><text:span text:style-name="T3">&gt;</text:span><text:line-break/>  <text:span text:style-name="T3">&lt;</text:span><text:span text:style-name="T1">script</text:span><text:span text:style-name="T5"> src</text:span><text:span text:style-name="T3">="https://maxcdn.bootstrapcdn.com/bootstrap/3.3.7/js/bootstrap.min.js"&gt;&lt;</text:span><text:span text:style-name="T1">/script</text:span><text:span text:style-name="T3">&gt;</text:span><text:line-break/><text:span text:style-name="T3">&lt;</text:span><text:span text:style-name="T1">/head</text:span><text:span text:style-name="T3">&gt;</text:span><text:line-break/><text:span text:style-name="T3">&lt;</text:span><text:span text:style-name="T1">body</text:span><text:span text:style-name="T3">&gt;</text:span><text:line-break/><text:span text:style-name="T3">&lt;</text:span><text:span text:style-name="T1">div</text:span><text:span text:style-name="T5"> class</text:span><text:span text:style-name="T3">="container"&gt;</text:span><text:line-break/>  &lt;<text:span text:style-name="T1">/div</text:span><text:span text:style-name="T3">&gt;</text:span><text:line-break/><text:span text:style-name="T3">&lt;</text:span><text:span text:style-name="T1">/body</text:span><text:span text:style-name="T3">&gt;</text:span><text:line-break/><text:span text:style-name="T3">&lt;</text:span><text:span text:style-name="T1">/html</text:span><text:span text:style-name="T3">&gt;</text:span> </text:p>
      <text:p text:style-name="P6"/>
      <text:p text:style-name="P17"><text:soft-page-break/>Particularidades del elemento container</text:p>
      <text:p text:style-name="P5">- <text:span text:style-name="T8">Hay 2 tipos diferentes de containers en bootstrap:</text:span></text:p>
      <text:p text:style-name="P26">a) .container <text:tab/><text:tab/>=&gt; contenedor responsive de anchura fija <text:span text:style-name="T9">para cada tamaño de pantalla</text:span></text:p>
      <text:p text:style-name="P26">b) .container-fluid <text:tab/>=&gt; contenedor de ancho <text:span text:style-name="T10">elástico</text:span> que se expande <text:span text:style-name="T10">ocupando </text:span>todo el viewport</text:p>
      <text:p text:style-name="P2">- <text:span text:style-name="T8">Los contenedores no son anidables, es decir no puede haber uno dentro de otro. </text:span></text:p>
      <text:p text:style-name="P2"><text:s/></text:p>
      <text:p text:style-name="P9">El grid de Bootstrap</text:p>
      <text:p text:style-name="P9"/>
      <text:p text:style-name="P57">Bootstrap permite un sistema de grid de hasta 12 columnas a lo largo de la página. </text:p>
      <text:p text:style-name="P57">Las columnas pueden juntarse para ocupar varias columnas, siempre que sumen hasta 12 por fila.</text:p>
      <text:p text:style-name="P57">El sistema de grid es responsive y se ajusta al tamaño de la pantalla del dispositivo.</text:p>
      <text:p text:style-name="P57">Hay 1 clase de grid para cada tamaño/dispostivo:</text:p>
      <text:list xml:id="list5396461607834646380" text:style-name="L1">
        <text:list-item>
          <text:p text:style-name="P81">xs (<text:span text:style-name="T22">para</text:span> <text:span text:style-name="T22">móviles &lt; 768 px</text:span>) </text:p>
        </text:list-item>
        <text:list-item>
          <text:p text:style-name="P81">sm (<text:span text:style-name="T22">para</text:span> tablet<text:span text:style-name="T22">a</text:span>s <text:span text:style-name="T26">&gt;=</text:span> <text:span text:style-name="T23">768 px</text:span>) </text:p>
        </text:list-item>
        <text:list-item>
          <text:p text:style-name="P81">md (<text:span text:style-name="T22">para portátiles &gt;= 992 px</text:span>) </text:p>
        </text:list-item>
        <text:list-item>
          <text:p text:style-name="P80">lg (<text:span text:style-name="T22">para pc sobremesa &gt;= 1200 px</text:span>) </text:p>
        </text:list-item>
      </text:list>
      <text:p text:style-name="P30">Pueden combinarse para crear disposiciones más dinámicas.</text:p>
      <text:p text:style-name="P30">Este es un ejemplo de grid:</text:p>
      <text:p text:style-name="P30"><text:span text:style-name="T3">&lt;</text:span><text:span text:style-name="T1">div</text:span><text:span text:style-name="T5"> class</text:span><text:span text:style-name="T3">="row"&gt;</text:span><text:line-break/>  <text:span text:style-name="T3">&lt;</text:span><text:span text:style-name="T1">div</text:span><text:span text:style-name="T5"> class</text:span><text:span text:style-name="T3">="col-sm-4"&gt;</text:span>.col-sm-4<text:span text:style-name="T3">&lt;</text:span><text:span text:style-name="T1">/div</text:span><text:span text:style-name="T3">&gt;</text:span><text:line-break/>  <text:span text:style-name="T3">&lt;</text:span><text:span text:style-name="T1">div</text:span><text:span text:style-name="T5"> class</text:span><text:span text:style-name="T3">="col-sm-4"&gt;</text:span>.col-sm-4<text:span text:style-name="T3">&lt;</text:span><text:span text:style-name="T1">/div</text:span><text:span text:style-name="T3">&gt;</text:span><text:line-break/>  <text:span text:style-name="T3">&lt;</text:span><text:span text:style-name="T1">div</text:span><text:span text:style-name="T5"> class</text:span><text:span text:style-name="T3">="col-sm-4"&gt;</text:span>.col-sm-4<text:span text:style-name="T3">&lt;</text:span><text:span text:style-name="T1">/div</text:span><text:span text:style-name="T3">&gt;</text:span><text:line-break/><text:span text:style-name="T3">&lt;</text:span><text:span text:style-name="T1">/div</text:span><text:span text:style-name="T3">&gt;</text:span> </text:p>
      <text:p text:style-name="P30"/>
      <text:p text:style-name="P31">Es una fila, con 3 celdas de 4 columnas cada una, sumando 12 en total.</text:p>
      <text:p text:style-name="P32">¿Qué significa que sea de la clase -sm- ?. Pues que se mantendrá en la misma fila si el tamaño de la pantalla es de <text:span text:style-name="T24">tabletas para arriba, y solamente colapsará a mostrarse en 3 filas si el tamaño es menor ( o sea, de móvil).</text:span> </text:p>
      <text:p text:style-name="P2"/>
      <text:p text:style-name="P18">Reglas del sistema de Grid</text:p>
      <text:p text:style-name="P18"/>
      <text:p text:style-name="P33">- Las fi<text:span text:style-name="T25">l</text:span>as (row) deben ir dentro de un container o container-fluid para su correcta alineación</text:p>
      <text:p text:style-name="P33">- <text:span text:style-name="T12">Use filas (row) para crear grupos de columnas horizontales</text:span></text:p>
      <text:p text:style-name="P71">- El contenido debe de estar dentro de las columnas, y solamente las columnas deben ser los hijos inmediatos de las filas (nada debe haber entre ambos nunca)</text:p>
      <text:p text:style-name="P33"><text:span text:style-name="T12">- </text:span><text:span text:style-name="T13">Las columnas crean canalones (pequeños espacios entre ellas) via padding. </text:span><text:span text:style-name="T14">30 px</text:span></text:p>
      <text:p text:style-name="P72"/>
      <text:p text:style-name="P19">Ejemplo de mezcla de clases de diferente tamaño</text:p>
      <text:p text:style-name="P19"/>
      <text:p text:style-name="P19"><text:span text:style-name="T3">&lt;</text:span><text:span text:style-name="T1">div</text:span><text:span text:style-name="T5"> class</text:span><text:span text:style-name="T3">="container-fluid"&gt;</text:span><text:line-break/>  <text:span text:style-name="T3">&lt;</text:span><text:span text:style-name="T1">h1</text:span><text:span text:style-name="T3">&gt;</text:span>H<text:span text:style-name="T27">ola</text:span> <text:span text:style-name="T27">mundo</text:span>!<text:span text:style-name="T3">&lt;</text:span><text:span text:style-name="T1">/h1</text:span><text:span text:style-name="T3">&gt;</text:span><text:line-break/>  <text:span text:style-name="T3">&lt;</text:span><text:span text:style-name="T1">div</text:span><text:span text:style-name="T5"> class</text:span><text:span text:style-name="T3">="row"&gt;</text:span><text:line-break/>    <text:span text:style-name="T3">&lt;</text:span><text:span text:style-name="T1">div</text:span><text:span text:style-name="T5"> class</text:span><text:span text:style-name="T3">="col-sm-3 col-md-6"</text:span><text:span text:style-name="T5"> style</text:span><text:span text:style-name="T3">="background-color:yellow;"&gt;</text:span><text:line-break/>      <text:span text:style-name="T3">&lt;</text:span><text:span text:style-name="T1">p</text:span><text:span text:style-name="T3">&gt;</text:span>Lorem ipsum...<text:span text:style-name="T3">&lt;</text:span><text:span text:style-name="T1">/p</text:span><text:span text:style-name="T3">&gt;</text:span><text:line-break/>    <text:span text:style-name="T3">&lt;</text:span><text:span text:style-name="T1">/div</text:span><text:span text:style-name="T3">&gt;</text:span><text:line-break/>    <text:span text:style-name="T3">&lt;</text:span><text:span text:style-name="T1">div</text:span><text:span text:style-name="T5"> class</text:span><text:span text:style-name="T3">="col-sm-9 col-md-6"</text:span><text:span text:style-name="T5"> style</text:span><text:span text:style-name="T3">="background-color:pink;"&gt;</text:span><text:line-break/>      <text:span text:style-name="T3">&lt;</text:span><text:span text:style-name="T1">p</text:span><text:span text:style-name="T3">&gt;</text:span>Sed ut perspiciatis...<text:span text:style-name="T3">&lt;</text:span><text:span text:style-name="T1">/p</text:span><text:span text:style-name="T3">&gt;</text:span><text:line-break/>    <text:span text:style-name="T3">&lt;</text:span><text:span text:style-name="T1">/div</text:span><text:span text:style-name="T3">&gt;</text:span><text:line-break/>  <text:span text:style-name="T3">&lt;</text:span><text:span text:style-name="T1">/div</text:span><text:span text:style-name="T3">&gt;</text:span><text:line-break/><text:span text:style-name="T3">&lt;</text:span><text:span text:style-name="T1">/div</text:span><text:span text:style-name="T3">&gt;</text:span> </text:p>
      <text:p text:style-name="P34"><text:soft-page-break/>Usando las reglas del Grid, podemos entender en este ejemplo la combinación de clases de diferente tamaño dentro de una misma columna. Cuando la pantalla es -md- o superior, ambas columnas tienen el mismo tamaño de 6. Cuando la pantalla es inferior hasta -sm- la segunda es el triple que la primera y se mantienen en la misma fija. Cuando la pantalla es inferior a -sm- entonces pasan a apilarse una sobre la otra, y ocuparan ambas todo el ancho por lo que serán igual de anchas.</text:p>
      <text:p text:style-name="P34"/>
      <text:p text:style-name="P10">Tipografía</text:p>
      <text:p text:style-name="P35"/>
      <text:p text:style-name="P36">Son las clases <text:span text:style-name="T30">y tags</text:span> que tratan todo lo referente al texto y la forma en como mostrarlo.</text:p>
      <text:p text:style-name="P36"/>
      <text:p text:style-name="P20">Tags</text:p>
      <text:p text:style-name="P36">- <text:span text:style-name="T28">h1 … h6 <text:s/><text:tab/>=&gt; 36 px, 30 px, 24 px, 18 px, 14 px, 12 px (respectivamente)</text:span></text:p>
      <text:p text:style-name="P36">- <text:span text:style-name="T29">small <text:tab/>=&gt; tamaño inferior para texto secundario</text:span></text:p>
      <text:p text:style-name="P36">- <text:span text:style-name="T30">mark<text:tab/><text:tab/>=&gt; para remarcar un texto</text:span></text:p>
      <text:p text:style-name="P33"><text:span text:style-name="T13">- </text:span><text:span text:style-name="T15">abbr<text:tab/><text:tab/>=&gt; abreviatura</text:span></text:p>
      <text:p text:style-name="P73">- blockquote<text:tab/>=&gt; bloque cita</text:p>
      <text:p text:style-name="P73">- dl<text:tab/><text:tab/>=&gt; lista de descripciones (dt – item / dd – descripción)</text:p>
      <text:p text:style-name="P33"><text:span text:style-name="T15">- </text:span><text:span text:style-name="T16">code<text:tab/><text:tab/>=&gt; codigo</text:span></text:p>
      <text:p text:style-name="P74">- kbd<text:tab/><text:tab/>=&gt; teclas</text:p>
      <text:p text:style-name="P33"><text:span text:style-name="T16">- </text:span><text:span text:style-name="T17">pre<text:tab/><text:tab/>=&gt; preserva el tamaño, saltos de lineas y espacios del texto original</text:span></text:p>
      <text:p text:style-name="P33"/>
      <text:p text:style-name="P75">Clases</text:p>
      <text:p text:style-name="P49"><text:span text:style-name="T11">- </text:span><text:span text:style-name="T18">text-primary, text-success, text-info, text-warning, text-danger =&gt; color del texto</text:span></text:p>
      <text:p text:style-name="P76">- bg-primary, bg-success, bg-info, bg-warning, bg-danger<text:tab/>=&gt; color del fondo</text:p>
      <text:p text:style-name="P50"><text:span text:style-name="T18">- </text:span><text:span text:style-name="T19">text-left, text-center, text-right, text-justify<text:tab/><text:tab/>=&gt; alineación</text:span></text:p>
      <text:p text:style-name="P50"><text:span text:style-name="T19">- </text:span><text:span text:style-name="T20">text-lowercase, text-uppercase, text-capitalize</text:span></text:p>
      <text:p text:style-name="P50"><text:span text:style-name="T20">- </text:span><text:span text:style-name="T21">list-unstyled<text:tab/>=&gt; lista sin estilo, no aplicable a los hijos de estos (ul, ol)</text:span></text:p>
      <text:p text:style-name="P77">- list-inline<text:tab/>=&gt; lista con todos los elementos en una sola linea<text:tab/></text:p>
      <text:p text:style-name="P77">- dl-horizontal<text:tab/>=&gt; dl con dt/dd en horizontal una al lado de la otra</text:p>
      <text:p text:style-name="P50"/>
      <text:p text:style-name="P8"><text:span text:style-name="T31">T</text:span>ablas</text:p>
      <text:p text:style-name="P71"/>
      <text:p text:style-name="P51">Son las clases que definen el comportamiento de las tablas. <text:span text:style-name="T32">Las tablas de bootstrap tienen un ligero padding y solo lineas divisoras horizontales. </text:span></text:p>
      <text:p text:style-name="P51"/>
      <text:p text:style-name="P21">Clases</text:p>
      <text:p text:style-name="P37">- <text:span text:style-name="T32">table <text:tab/><text:tab/><text:tab/>=&gt; añade el estilo básico para tablas</text:span></text:p>
      <text:p text:style-name="P37">- <text:span text:style-name="T33">table-stripped<text:tab/>=&gt; tabla con lineas de cebra</text:span></text:p>
      <text:p text:style-name="P37">- <text:span text:style-name="T34">table-bordered<text:tab/>=&gt; tabla con bordes en todas las celdas &lt;td&gt;</text:span></text:p>
      <text:p text:style-name="P37">- <text:span text:style-name="T34">table-hover<text:tab/><text:tab/>=&gt; tabla que resalta filas con el ratón</text:span></text:p>
      <text:p text:style-name="P37">- <text:span text:style-name="T35">table-condensed<text:tab/>=&gt; tabla con la mitad de padding que lo normal</text:span></text:p>
      <text:p text:style-name="P38">- <text:span text:style-name="T35">active, success, info, warning, danger =&gt; contextuales para &lt;tr&gt; o &lt;td&gt;</text:span></text:p>
      <text:p text:style-name="P39">- <text:span text:style-name="T35">table-responsive<text:tab/>=&gt; genera una barra scroll para -sm- e inferiores (ponerlo en un &lt;div&gt; contenedor de la tabla a convertir en responsive, nunca como subclase de &lt;table&gt;)</text:span></text:p>
      <text:p text:style-name="P39"/>
      <text:p text:style-name="P39"/>
      <text:p text:style-name="P11">Visibilidad de elementos</text:p>
      <text:p text:style-name="P39"/>
      <text:p text:style-name="P40">Son clases que que hacen al elemento visible o invisible dependiendo del tamaño de la pantalla</text:p>
      <text:p text:style-name="P40"/>
      <text:p text:style-name="P39">- <text:span text:style-name="T36">visible-xs/-sm/-md/-lg<text:tab/>=&gt; dice con que tamaño el elemento es visible</text:span></text:p>
      <text:p text:style-name="P39">- <text:span text:style-name="T36">hidden-xs/-sm/-md/-lg<text:tab/>=&gt; dice con que tamaño un elemento es ocultado</text:span></text:p>
      <text:p text:style-name="P12"><text:soft-page-break/>Imágenes</text:p>
      <text:p text:style-name="P27"/>
      <text:p text:style-name="P28">Son las clases que definen la forma y comportamiento de las imágenes.</text:p>
      <text:p text:style-name="P28"/>
      <text:p text:style-name="P28">- img-rounded <text:tab/>=&gt; con esquinas redondeadas</text:p>
      <text:p text:style-name="P28">- img-circle<text:tab/><text:tab/>=&gt; en forma de círculo</text:p>
      <text:p text:style-name="P28">- img-thumbnail<text:tab/>=&gt; miniatura</text:p>
      <text:p text:style-name="P28">- <text:span text:style-name="T37">img-responsive<text:tab/>=&gt; aplica display:block; max-width:100%; height: auto por tanto se ajustará al tamaño del elemento padre</text:span></text:p>
      <text:p text:style-name="P28"/>
      <text:p text:style-name="P29">Embeds responsive para video</text:p>
      <text:p text:style-name="P28"/>
      <text:p text:style-name="P28"><text:span text:style-name="T38">&lt;!-- 16:9 aspect ratio --&gt;</text:span><text:line-break/><text:span text:style-name="T3">&lt;</text:span><text:span text:style-name="T1">div</text:span><text:span text:style-name="T5"> class</text:span><text:span text:style-name="T3">="embed-responsive embed-responsive-16by9"&gt;</text:span><text:line-break/>  <text:span text:style-name="T3">&lt;</text:span><text:span text:style-name="T1">iframe</text:span><text:span text:style-name="T5"> class</text:span><text:span text:style-name="T3">="embed-responsive-item"</text:span><text:span text:style-name="T5"> src</text:span><text:span text:style-name="T3">="..."&gt;&lt;</text:span><text:span text:style-name="T1">/iframe</text:span><text:span text:style-name="T3">&gt;</text:span><text:line-break/><text:span text:style-name="T3">&lt;</text:span><text:span text:style-name="T1">/div</text:span><text:span text:style-name="T3">&gt;</text:span><text:line-break/><text:span text:style-name="T38">&lt;!-- 4:3 aspect ratio --&gt;</text:span><text:line-break/><text:span text:style-name="T3">&lt;</text:span><text:span text:style-name="T1">div</text:span><text:span text:style-name="T5"> class</text:span><text:span text:style-name="T3">="embed-responsive embed-responsive-4by3"&gt;</text:span><text:line-break/>  <text:span text:style-name="T3">&lt;</text:span><text:span text:style-name="T1">iframe</text:span><text:span text:style-name="T5"> class</text:span><text:span text:style-name="T3">="embed-responsive-item"</text:span><text:span text:style-name="T5"> src</text:span><text:span text:style-name="T3">="..."&gt;&lt;</text:span><text:span text:style-name="T1">/iframe</text:span><text:span text:style-name="T3">&gt;</text:span><text:line-break/><text:span text:style-name="T3">&lt;</text:span><text:span text:style-name="T1">/div</text:span><text:span text:style-name="T3">&gt;</text:span> </text:p>
      <text:p text:style-name="P28"/>
      <text:p text:style-name="P41">Estas clases son aplicables a elementos: &lt;iframe&gt; &lt;embed&gt; &lt;video&gt; &lt;object&gt;</text:p>
      <text:p text:style-name="P41"/>
      <text:p text:style-name="P41"/>
      <text:p text:style-name="P13">Alertas</text:p>
      <text:p text:style-name="P37"/>
      <text:p text:style-name="P42">Son clases añadidas a la clase .alert que defininen el tipo de cartel de alerta a generar.</text:p>
      <text:p text:style-name="P42"/>
      <text:p text:style-name="P42">- <text:span text:style-name="T39">alert-success/-info/-warning/-danger =&gt; éxito, información, aviso, peligro</text:span></text:p>
      <text:p text:style-name="P42"/>
      <text:p text:style-name="P22">Alertas descartable</text:p>
      <text:p text:style-name="P43"/>
      <text:p text:style-name="P43">Para que una alerta se pueda cerrar como descartable, se requiere definirla como .alert-dismissable y dentro en un link definir la x (&amp;times;) de la clase close tal como esto:</text:p>
      <text:p text:style-name="P37"/>
      <text:p text:style-name="P37"><text:span text:style-name="T3">&lt;</text:span><text:span text:style-name="T1">div</text:span><text:span text:style-name="T5"> class</text:span><text:span text:style-name="T3">="alert alert-success alert-dismissable"&gt;</text:span><text:line-break/>  <text:span text:style-name="T3">&lt;</text:span><text:span text:style-name="T1">a</text:span><text:span text:style-name="T5"> href</text:span><text:span text:style-name="T3">="#"</text:span><text:span text:style-name="T5"> class</text:span><text:span text:style-name="T3">="close"</text:span><text:span text:style-name="T5"> data-dismiss</text:span><text:span text:style-name="T3">="alert"</text:span><text:span text:style-name="T5"> aria-label</text:span><text:span text:style-name="T3">="close"&gt;</text:span>&amp;times;<text:span text:style-name="T3">&lt;</text:span><text:span text:style-name="T1">/a</text:span><text:span text:style-name="T3">&gt;</text:span><text:line-break/>  <text:span text:style-name="T3">&lt;</text:span><text:span text:style-name="T1">strong</text:span><text:span text:style-name="T3">&gt;</text:span>Success!<text:span text:style-name="T3">&lt;</text:span><text:span text:style-name="T1">/strong</text:span><text:span text:style-name="T3">&gt;</text:span> Indicates a successful or positive action.<text:line-break/><text:span text:style-name="T3">&lt;</text:span><text:span text:style-name="T1">/div</text:span><text:span text:style-name="T3">&gt;</text:span></text:p>
      <text:p text:style-name="P54"/>
      <text:p text:style-name="P37"/>
      <text:p text:style-name="P14">Botones</text:p>
      <text:p text:style-name="P37"/>
      <text:p text:style-name="P44">Clases que definen propiedades de la clase .btn genérica <text:span text:style-name="T40">aplicables a los tags &lt;a&gt; &lt;button&gt; &lt;input&gt;</text:span></text:p>
      <text:p text:style-name="P37"/>
      <text:p text:style-name="P23">Estilos</text:p>
      <text:p text:style-name="P44">- <text:span text:style-name="T40">btn-primary/-success/-info/-warning/-danger/-link</text:span></text:p>
      <text:p text:style-name="P44"/>
      <text:p text:style-name="P24">Tamaños de botón</text:p>
      <text:p text:style-name="P44">- <text:span text:style-name="T41">btn-xs/-sm/-md/-lg <text:tab/>=&gt; no tiene nada que ver con el tamaño de pantalla</text:span></text:p>
      <text:p text:style-name="P37">- <text:span text:style-name="T42">btn-block<text:tab/><text:tab/>=&gt; ocupan el ancho del elemento padre</text:span></text:p>
      <text:p text:style-name="P37">- <text:span text:style-name="T43">active/disabled<text:tab/>=&gt; activo o deshabilitado</text:span></text:p>
      <text:p text:style-name="P25"><text:soft-page-break/>Grupos de botones</text:p>
      <text:p text:style-name="P45">Al meter varios botones en un &lt;div&gt; de clase .btn-group, se ponen juntos en una fila.</text:p>
      <text:p text:style-name="P46">El propio grupo puede tener un tamaño .btn-group-xs/-sm/-md/-lg</text:p>
      <text:p text:style-name="P47">La clase .btn-group-vertical crea un grupo vertical de botones</text:p>
      <text:p text:style-name="P78"/>
      <text:p text:style-name="P15">Barras de navegación</text:p>
      <text:p text:style-name="P58">La barra de navegación es una cabecera situada en lo alto de la web usada para navegar por el contenido de la misma.</text:p>
      <text:p text:style-name="P58"/>
      <text:p text:style-name="P68">Forma standard de la barra</text:p>
      <text:p text:style-name="P68"/>
      <text:p text:style-name="P68"><text:span text:style-name="T3">&lt;</text:span><text:span text:style-name="T1">nav</text:span><text:span text:style-name="T5"> class</text:span><text:span text:style-name="T3">="navbar navbar-default"&gt;</text:span><text:line-break/>  <text:span text:style-name="T3">&lt;</text:span><text:span text:style-name="T1">div</text:span><text:span text:style-name="T5"> class</text:span><text:span text:style-name="T3">="container-fluid"&gt;</text:span><text:line-break/>    <text:span text:style-name="T3">&lt;</text:span><text:span text:style-name="T1">div</text:span><text:span text:style-name="T5"> class</text:span><text:span text:style-name="T3">="navbar-header"&gt;</text:span><text:line-break/>      <text:span text:style-name="T3">&lt;</text:span><text:span text:style-name="T1">a</text:span><text:span text:style-name="T5"> class</text:span><text:span text:style-name="T3">="navbar-brand"</text:span><text:span text:style-name="T5"> href</text:span><text:span text:style-name="T3">="#"&gt;</text:span>WebSiteName<text:span text:style-name="T3">&lt;</text:span><text:span text:style-name="T1">/a</text:span><text:span text:style-name="T3">&gt;</text:span><text:line-break/>    <text:span text:style-name="T3">&lt;</text:span><text:span text:style-name="T1">/div</text:span><text:span text:style-name="T3">&gt;</text:span><text:line-break/>    <text:span text:style-name="T3">&lt;</text:span><text:span text:style-name="T1">ul</text:span><text:span text:style-name="T5"> class</text:span><text:span text:style-name="T3">="nav navbar-nav"&gt;</text:span><text:line-break/>      <text:span text:style-name="T3">&lt;</text:span><text:span text:style-name="T1">li</text:span><text:span text:style-name="T5"> class</text:span><text:span text:style-name="T3">="active"&gt;&lt;</text:span><text:span text:style-name="T1">a</text:span><text:span text:style-name="T5"> href</text:span><text:span text:style-name="T3">="#"&gt;</text:span>Home<text:span text:style-name="T3">&lt;</text:span><text:span text:style-name="T1">/a</text:span><text:span text:style-name="T3">&gt;&lt;</text:span><text:span text:style-name="T1">/li</text:span><text:span text:style-name="T3">&gt;</text:span><text:line-break/>      <text:span text:style-name="T3">&lt;</text:span><text:span text:style-name="T1">li</text:span><text:span text:style-name="T3">&gt;&lt;</text:span><text:span text:style-name="T1">a</text:span><text:span text:style-name="T5"> href</text:span><text:span text:style-name="T3">="#"&gt;</text:span>Page 1<text:span text:style-name="T3">&lt;</text:span><text:span text:style-name="T1">/a</text:span><text:span text:style-name="T3">&gt;&lt;</text:span><text:span text:style-name="T1">/li</text:span><text:span text:style-name="T3">&gt;</text:span><text:line-break/>      <text:span text:style-name="T3">&lt;</text:span><text:span text:style-name="T1">li</text:span><text:span text:style-name="T3">&gt;&lt;</text:span><text:span text:style-name="T1">a</text:span><text:span text:style-name="T5"> href</text:span><text:span text:style-name="T3">="#"&gt;</text:span>Page 2<text:span text:style-name="T3">&lt;</text:span><text:span text:style-name="T1">/a</text:span><text:span text:style-name="T3">&gt;&lt;</text:span><text:span text:style-name="T1">/li</text:span><text:span text:style-name="T3">&gt;</text:span><text:line-break/>      <text:span text:style-name="T3">&lt;</text:span><text:span text:style-name="T1">li</text:span><text:span text:style-name="T3">&gt;&lt;</text:span><text:span text:style-name="T1">a</text:span><text:span text:style-name="T5"> href</text:span><text:span text:style-name="T3">="#"&gt;</text:span>Page 3<text:span text:style-name="T3">&lt;</text:span><text:span text:style-name="T1">/a</text:span><text:span text:style-name="T3">&gt;&lt;</text:span><text:span text:style-name="T1">/li</text:span><text:span text:style-name="T3">&gt;</text:span><text:line-break/>    <text:span text:style-name="T3">&lt;</text:span><text:span text:style-name="T1">/ul</text:span><text:span text:style-name="T3">&gt;</text:span><text:line-break/>  <text:span text:style-name="T3">&lt;</text:span><text:span text:style-name="T1">/div</text:span><text:span text:style-name="T3">&gt;</text:span><text:line-break/><text:span text:style-name="T3">&lt;</text:span><text:span text:style-name="T1">/nav</text:span><text:span text:style-name="T3">&gt;</text:span></text:p>
      <text:p text:style-name="P59"/>
      <text:p text:style-name="P62">Vamos a ver de qué partes se compone:</text:p>
      <text:p text:style-name="P62">- Un tag &lt;nav&gt; de la clase .navbar y la sub-clase navbar-default</text:p>
      <text:p text:style-name="P62">- Un &lt;div&gt; container que contiene todo el contenido de la barra</text:p>
      <text:p text:style-name="P62">- Una lista &lt;ul&gt; de la clase .nav y sub-clase .navbar-nav con las opciones como elementos hijo</text:p>
      <text:p text:style-name="P62">- Los elementos &lt;li&gt; activos deben ser de la clase .active</text:p>
      <text:p text:style-name="P62">- Cada elemento &lt;li&gt; es un link &lt;a&gt; para llevarnos a una parte de la web concreta</text:p>
      <text:p text:style-name="P62">- Antes de las opciones listadas, se pueden poner otros elementos, como en este caso, un .nav-header con un link .nav-brand.</text:p>
      <text:p text:style-name="P59"/>
      <text:p text:style-name="P69">Barras de navegación más avanzadas</text:p>
      <text:p text:style-name="P59"/>
      <text:p text:style-name="P59"><text:span text:style-name="T3">&lt;</text:span><text:span text:style-name="T1">nav</text:span><text:span text:style-name="T5"> class</text:span><text:span text:style-name="T3">="navbar navbar-inverse"&gt;</text:span><text:line-break/>  <text:span text:style-name="T3">&lt;</text:span><text:span text:style-name="T1">div</text:span><text:span text:style-name="T5"> class</text:span><text:span text:style-name="T3">="container-fluid"&gt;</text:span><text:line-break/>    <text:span text:style-name="T3">&lt;</text:span><text:span text:style-name="T1">div</text:span><text:span text:style-name="T5"> class</text:span><text:span text:style-name="T3">="navbar-header"&gt;</text:span><text:line-break/>      <text:span text:style-name="T3">&lt;</text:span><text:span text:style-name="T1">a</text:span><text:span text:style-name="T5"> class</text:span><text:span text:style-name="T3">="navbar-brand"</text:span><text:span text:style-name="T5"> href</text:span><text:span text:style-name="T3">="#"&gt;</text:span>WebSiteName<text:span text:style-name="T3">&lt;</text:span><text:span text:style-name="T1">/a</text:span><text:span text:style-name="T3">&gt;</text:span><text:line-break/>    <text:span text:style-name="T3">&lt;</text:span><text:span text:style-name="T1">/div</text:span><text:span text:style-name="T3">&gt;</text:span><text:line-break/>    <text:span text:style-name="T3">&lt;</text:span><text:span text:style-name="T1">ul</text:span><text:span text:style-name="T5"> class</text:span><text:span text:style-name="T3">="nav navbar-nav"&gt;</text:span><text:line-break/>      <text:span text:style-name="T3">&lt;</text:span><text:span text:style-name="T1">li</text:span><text:span text:style-name="T5"> class</text:span><text:span text:style-name="T3">="active"&gt;&lt;</text:span><text:span text:style-name="T1">a</text:span><text:span text:style-name="T5"> href</text:span><text:span text:style-name="T3">="#"&gt;</text:span>Home<text:span text:style-name="T3">&lt;</text:span><text:span text:style-name="T1">/a</text:span><text:span text:style-name="T3">&gt;&lt;</text:span><text:span text:style-name="T1">/li</text:span><text:span text:style-name="T3">&gt;</text:span><text:line-break/>      <text:span text:style-name="T3">&lt;</text:span><text:span text:style-name="T1">li</text:span><text:span text:style-name="T3">&gt;&lt;</text:span><text:span text:style-name="T1">a</text:span><text:span text:style-name="T5"> href</text:span><text:span text:style-name="T3">="#"&gt;</text:span>Page 1<text:span text:style-name="T3">&lt;</text:span><text:span text:style-name="T1">/a</text:span><text:span text:style-name="T3">&gt;&lt;</text:span><text:span text:style-name="T1">/li</text:span><text:span text:style-name="T3">&gt;</text:span><text:line-break/>      <text:span text:style-name="T3">&lt;</text:span><text:span text:style-name="T1">li</text:span><text:span text:style-name="T3">&gt;&lt;</text:span><text:span text:style-name="T1">a</text:span><text:span text:style-name="T5"> href</text:span><text:span text:style-name="T3">="#"&gt;</text:span>Page 2<text:span text:style-name="T3">&lt;</text:span><text:span text:style-name="T1">/a</text:span><text:span text:style-name="T3">&gt;&lt;</text:span><text:span text:style-name="T1">/li</text:span><text:span text:style-name="T3">&gt;</text:span><text:line-break/>    <text:span text:style-name="T3">&lt;</text:span><text:span text:style-name="T1">/ul</text:span><text:span text:style-name="T3">&gt;</text:span><text:line-break/>    <text:span text:style-name="T3">&lt;</text:span><text:span text:style-name="T1">ul</text:span><text:span text:style-name="T5"> class</text:span><text:span text:style-name="T3">="nav navbar-nav navbar-right"&gt;</text:span><text:line-break/>      <text:span text:style-name="T3">&lt;</text:span><text:span text:style-name="T1">li</text:span><text:span text:style-name="T3">&gt;&lt;</text:span><text:span text:style-name="T1">a</text:span><text:span text:style-name="T5"> href</text:span><text:span text:style-name="T3">="#"&gt;&lt;</text:span><text:span text:style-name="T1">span</text:span><text:span text:style-name="T5"> class</text:span><text:span text:style-name="T3">="glyphicon glyphicon-user"&gt;&lt;</text:span><text:span text:style-name="T1">/span</text:span><text:span text:style-name="T3">&gt;</text:span> Sign Up<text:span text:style-name="T3">&lt;</text:span><text:span text:style-name="T1">/a</text:span><text:span text:style-name="T3">&gt;&lt;</text:span><text:span text:style-name="T1">/li</text:span><text:span text:style-name="T3">&gt;</text:span><text:line-break/>      <text:span text:style-name="T3">&lt;</text:span><text:span text:style-name="T1">li</text:span><text:span text:style-name="T3">&gt;&lt;</text:span><text:span text:style-name="T1">a</text:span><text:span text:style-name="T5"> href</text:span><text:span text:style-name="T3">="#"&gt;&lt;</text:span><text:span text:style-name="T1">span</text:span><text:span text:style-name="T5"> class</text:span><text:span text:style-name="T3">="glyphicon glyphicon-log-in"&gt;&lt;</text:span><text:span text:style-name="T1">/span</text:span><text:span text:style-name="T3">&gt;</text:span> Login<text:span text:style-name="T3">&lt;</text:span><text:span text:style-name="T1">/a</text:span><text:span text:style-name="T3">&gt;&lt;</text:span><text:span text:style-name="T1">/li</text:span><text:span text:style-name="T3">&gt;</text:span><text:line-break/>    <text:span text:style-name="T3">&lt;</text:span><text:span text:style-name="T1">/ul</text:span><text:span text:style-name="T3">&gt;</text:span><text:line-break/>  <text:span text:style-name="T3">&lt;</text:span><text:span text:style-name="T1">/div</text:span><text:span text:style-name="T3">&gt;</text:span><text:line-break/><text:span text:style-name="T3">&lt;</text:span><text:span text:style-name="T1">/nav</text:span><text:span text:style-name="T3">&gt;</text:span> </text:p>
      <text:p text:style-name="P63"><text:soft-page-break/>Este ejemplo lleva algunos elementos nuevos:</text:p>
      <text:p text:style-name="P63">- La clase de la &lt;nav&gt; es .navbar-inverse que invierte el color de la barra y sus elementos</text:p>
      <text:p text:style-name="P63">- Se ha añadido otro bloque &lt;ul&gt; de sub-clase .navbar-right alineado a la derecha <text:span text:style-name="T44">con glyphicons para darle mas vistosidad</text:span></text:p>
      <text:p text:style-name="P63"/>
      <text:p text:style-name="P70">Barras de navegación colapsables</text:p>
      <text:p text:style-name="P64">Cuando las barras de navegación se muestran en dispositivos pequeños, deben de poder colapsar en un botón que contenga todos sus elementos.</text:p>
      <text:p text:style-name="P64"/>
      <text:p text:style-name="P79"><text:span text:style-name="T4">&lt;</text:span><text:span text:style-name="T2">nav</text:span><text:span text:style-name="T6"> class</text:span><text:span text:style-name="T4">="navbar navbar-inverse </text:span><text:span text:style-name="T3">navbar-fixed-top</text:span><text:span text:style-name="T4">"&gt;</text:span><text:span text:style-name="T45"><text:line-break/>  </text:span><text:span text:style-name="T4">&lt;</text:span><text:span text:style-name="T2">div</text:span><text:span text:style-name="T6"> class</text:span><text:span text:style-name="T4">="container-fluid"&gt;</text:span><text:span text:style-name="T45"><text:line-break/>    </text:span><text:span text:style-name="T4">&lt;</text:span><text:span text:style-name="T2">div</text:span><text:span text:style-name="T6"> class</text:span><text:span text:style-name="T4">="navbar-header"&gt;</text:span><text:span text:style-name="T45"><text:line-break/>      </text:span><text:span text:style-name="T4">&lt;</text:span><text:span text:style-name="T2">button</text:span><text:span text:style-name="T6"> type</text:span><text:span text:style-name="T4">="button"</text:span><text:span text:style-name="T6"> class</text:span><text:span text:style-name="T4">="navbar-toggle"</text:span><text:span text:style-name="T6"> data-toggle</text:span><text:span text:style-name="T4">="collapse"</text:span><text:span text:style-name="T6"> data-target</text:span><text:span text:style-name="T4">="#myNavbar"&gt;</text:span><text:span text:style-name="T45"><text:line-break/>        </text:span><text:span text:style-name="T4">&lt;</text:span><text:span text:style-name="T2">span</text:span><text:span text:style-name="T6"> class</text:span><text:span text:style-name="T4">="icon-bar"&gt;&lt;</text:span><text:span text:style-name="T2">/span</text:span><text:span text:style-name="T4">&gt;</text:span><text:span text:style-name="T45"><text:line-break/>        </text:span><text:span text:style-name="T4">&lt;</text:span><text:span text:style-name="T2">span</text:span><text:span text:style-name="T6"> class</text:span><text:span text:style-name="T4">="icon-bar"&gt;&lt;</text:span><text:span text:style-name="T2">/span</text:span><text:span text:style-name="T4">&gt;</text:span><text:span text:style-name="T45"><text:line-break/>        </text:span><text:span text:style-name="T4">&lt;</text:span><text:span text:style-name="T2">span</text:span><text:span text:style-name="T6"> class</text:span><text:span text:style-name="T4">="icon-bar"&gt;&lt;</text:span><text:span text:style-name="T2">/span</text:span><text:span text:style-name="T4">&gt;</text:span><text:span text:style-name="T45"> <text:line-break/>      </text:span><text:span text:style-name="T4">&lt;</text:span><text:span text:style-name="T2">/button</text:span><text:span text:style-name="T4">&gt;</text:span><text:span text:style-name="T45"><text:line-break/>      </text:span><text:span text:style-name="T4">&lt;</text:span><text:span text:style-name="T2">a</text:span><text:span text:style-name="T6"> class</text:span><text:span text:style-name="T4">="navbar-brand"</text:span><text:span text:style-name="T6"> href</text:span><text:span text:style-name="T4">="#"&gt;</text:span><text:span text:style-name="T45">WebSiteName</text:span><text:span text:style-name="T4">&lt;</text:span><text:span text:style-name="T2">/a</text:span><text:span text:style-name="T4">&gt;</text:span><text:span text:style-name="T45"><text:line-break/>    </text:span><text:span text:style-name="T4">&lt;</text:span><text:span text:style-name="T2">/div</text:span><text:span text:style-name="T4">&gt;</text:span><text:span text:style-name="T45"><text:line-break/>    </text:span><text:span text:style-name="T4">&lt;</text:span><text:span text:style-name="T2">div</text:span><text:span text:style-name="T6"> class</text:span><text:span text:style-name="T4">="collapse navbar-collapse"</text:span><text:span text:style-name="T6"> id</text:span><text:span text:style-name="T4">="myNavbar"&gt;</text:span><text:span text:style-name="T45"><text:line-break/>      </text:span><text:span text:style-name="T4">&lt;</text:span><text:span text:style-name="T2">ul</text:span><text:span text:style-name="T6"> class</text:span><text:span text:style-name="T4">="nav navbar-nav"&gt;</text:span><text:span text:style-name="T45"><text:line-break/>        </text:span><text:span text:style-name="T4">&lt;</text:span><text:span text:style-name="T2">li</text:span><text:span text:style-name="T6"> class</text:span><text:span text:style-name="T4">="active"&gt;&lt;</text:span><text:span text:style-name="T2">a</text:span><text:span text:style-name="T6"> href</text:span><text:span text:style-name="T4">="#"&gt;</text:span><text:span text:style-name="T45">Home</text:span><text:span text:style-name="T4">&lt;</text:span><text:span text:style-name="T2">/a</text:span><text:span text:style-name="T4">&gt;&lt;</text:span><text:span text:style-name="T2">/li</text:span><text:span text:style-name="T4">&gt;</text:span><text:span text:style-name="T45"><text:line-break/>        </text:span><text:span text:style-name="T4">&lt;</text:span><text:span text:style-name="T2">li</text:span><text:span text:style-name="T4">&gt;&lt;</text:span><text:span text:style-name="T2">a</text:span><text:span text:style-name="T6"> href</text:span><text:span text:style-name="T4">="#"&gt;</text:span><text:span text:style-name="T45">Page 1</text:span><text:span text:style-name="T4">&lt;</text:span><text:span text:style-name="T2">/a</text:span><text:span text:style-name="T4">&gt;&lt;</text:span><text:span text:style-name="T2">/li</text:span><text:span text:style-name="T4">&gt;</text:span><text:span text:style-name="T45"><text:line-break/>        </text:span><text:span text:style-name="T4">&lt;</text:span><text:span text:style-name="T2">li</text:span><text:span text:style-name="T4">&gt;&lt;</text:span><text:span text:style-name="T2">a</text:span><text:span text:style-name="T6"> href</text:span><text:span text:style-name="T4">="#"&gt;</text:span><text:span text:style-name="T45">Page 2</text:span><text:span text:style-name="T4">&lt;</text:span><text:span text:style-name="T2">/a</text:span><text:span text:style-name="T4">&gt;&lt;</text:span><text:span text:style-name="T2">/li</text:span><text:span text:style-name="T4">&gt;</text:span><text:span text:style-name="T45"> <text:line-break/>        </text:span><text:span text:style-name="T4">&lt;</text:span><text:span text:style-name="T2">li</text:span><text:span text:style-name="T4">&gt;&lt;</text:span><text:span text:style-name="T2">a</text:span><text:span text:style-name="T6"> href</text:span><text:span text:style-name="T4">="#"&gt;</text:span><text:span text:style-name="T45">Page 3</text:span><text:span text:style-name="T4">&lt;</text:span><text:span text:style-name="T2">/a</text:span><text:span text:style-name="T4">&gt;&lt;</text:span><text:span text:style-name="T2">/li</text:span><text:span text:style-name="T4">&gt;</text:span><text:span text:style-name="T45"> <text:line-break/>      </text:span><text:span text:style-name="T4">&lt;</text:span><text:span text:style-name="T2">/ul</text:span><text:span text:style-name="T4">&gt;</text:span><text:span text:style-name="T45"><text:line-break/>      </text:span><text:span text:style-name="T4">&lt;</text:span><text:span text:style-name="T2">ul</text:span><text:span text:style-name="T6"> class</text:span><text:span text:style-name="T4">="nav navbar-nav navbar-right"&gt;</text:span><text:span text:style-name="T45"><text:line-break/>        </text:span><text:span text:style-name="T4">&lt;</text:span><text:span text:style-name="T2">li</text:span><text:span text:style-name="T4">&gt;&lt;</text:span><text:span text:style-name="T2">a</text:span><text:span text:style-name="T6"> href</text:span><text:span text:style-name="T4">="#"&gt;&lt;</text:span><text:span text:style-name="T2">span</text:span><text:span text:style-name="T6"> class</text:span><text:span text:style-name="T4">="glyphicon glyphicon-user"&gt;&lt;</text:span><text:span text:style-name="T2">/span</text:span><text:span text:style-name="T4">&gt;</text:span><text:span text:style-name="T45"> Sign Up</text:span><text:span text:style-name="T4">&lt;</text:span><text:span text:style-name="T2">/a</text:span><text:span text:style-name="T4">&gt;&lt;</text:span><text:span text:style-name="T2">/li</text:span><text:span text:style-name="T4">&gt;</text:span><text:span text:style-name="T45"><text:line-break/>        </text:span><text:span text:style-name="T4">&lt;</text:span><text:span text:style-name="T2">li</text:span><text:span text:style-name="T4">&gt;&lt;</text:span><text:span text:style-name="T2">a</text:span><text:span text:style-name="T6"> href</text:span><text:span text:style-name="T4">="#"&gt;&lt;</text:span><text:span text:style-name="T2">span</text:span><text:span text:style-name="T6"> class</text:span><text:span text:style-name="T4">="glyphicon glyphicon-log-in"&gt;&lt;</text:span><text:span text:style-name="T2">/span</text:span><text:span text:style-name="T4">&gt;</text:span><text:span text:style-name="T45"> Login</text:span><text:span text:style-name="T4">&lt;</text:span><text:span text:style-name="T2">/a</text:span><text:span text:style-name="T4">&gt;&lt;</text:span><text:span text:style-name="T2">/li</text:span><text:span text:style-name="T4">&gt;</text:span><text:span text:style-name="T45"><text:line-break/>      </text:span><text:span text:style-name="T4">&lt;</text:span><text:span text:style-name="T2">/ul</text:span><text:span text:style-name="T4">&gt;</text:span><text:span text:style-name="T45"><text:line-break/>    </text:span><text:span text:style-name="T4">&lt;</text:span><text:span text:style-name="T2">/div</text:span><text:span text:style-name="T4">&gt;</text:span><text:span text:style-name="T45"><text:line-break/>  </text:span><text:span text:style-name="T4">&lt;</text:span><text:span text:style-name="T2">/div</text:span><text:span text:style-name="T4">&gt;</text:span><text:span text:style-name="T45"><text:line-break/></text:span><text:span text:style-name="T4">&lt;</text:span><text:span text:style-name="T2">/nav</text:span><text:span text:style-name="T4">&gt;</text:span><text:span text:style-name="T45"> </text:span></text:p>
      <text:p text:style-name="P64"/>
      <text:p text:style-name="P64">Los añadidos son:</text:p>
      <text:p text:style-name="P65">- En la cabecera .nav-header se ha introducido un <text:span text:style-name="T46">botón de clase .navbar-toogle para que solo se vea cuando por tamaño de pantalla colapsa. La acción que lleva es data-toggle = collapse y el target es el id de la barra completa, que se ha metido en un &lt;div&gt; del tipo .collapse navbar-collapse</text:span></text:p>
      <text:p text:style-name="P66">- <text:span text:style-name="T46">Al &lt;nav&gt; le hemos añadido la clase .navbar-fixed-top para que siempre se mantenga arriba, aunque el contenido de la página se haga scroll.</text:span></text:p>
      <text:p text:style-name="P66">- <text:span text:style-name="T47">Podemos cambiar la linea (</text:span><text:span text:style-name="T3">&lt;</text:span><text:span text:style-name="T1">li</text:span><text:span text:style-name="T3">&gt;&lt;</text:span><text:span text:style-name="T1">a</text:span><text:span text:style-name="T5"> href</text:span><text:span text:style-name="T3">="#"&gt;</text:span>Page 1<text:span text:style-name="T3">&lt;</text:span><text:span text:style-name="T1">/a</text:span><text:span text:style-name="T3">&gt;&lt;</text:span><text:span text:style-name="T1">/li</text:span><text:span text:style-name="T3">&gt;</text:span><text:span text:style-name="T47">) por un menu dropdown</text:span></text:p>
      <text:p text:style-name="P66"/>
      <text:p text:style-name="P66"><text:span text:style-name="T47"><text:s text:c="8"/>&lt;li class="dropdown"&gt;</text:span></text:p>
      <text:p text:style-name="P66"><text:span text:style-name="T47"><text:s text:c="10"/>&lt;a class="dropdown-toggle" data-toggle="dropdown" href="#"&gt;Page 1 &lt;span class="caret"&gt;&lt;/span&gt;&lt;/a&gt;</text:span></text:p>
      <text:p text:style-name="P66"><text:span text:style-name="T47"><text:s text:c="10"/>&lt;ul class="dropdown-menu"&gt;</text:span></text:p>
      <text:p text:style-name="P66"><text:span text:style-name="T47"><text:s text:c="12"/>&lt;li&gt;&lt;a href="#"&gt;Page 1-1&lt;/a&gt;&lt;/li&gt;</text:span></text:p>
      <text:p text:style-name="P66"><text:span text:style-name="T47"><text:s text:c="12"/>&lt;li&gt;&lt;a href="#"&gt;Page 1-2&lt;/a&gt;&lt;/li&gt;</text:span></text:p>
      <text:p text:style-name="P66"><text:span text:style-name="T47"><text:s text:c="12"/>&lt;li&gt;&lt;a href="#"&gt;Page 1-3&lt;/a&gt;&lt;/li&gt;</text:span></text:p>
      <text:p text:style-name="P66"><text:span text:style-name="T47"><text:s text:c="10"/>&lt;/ul&gt;</text:span></text:p>
      <text:p text:style-name="P66"><text:span text:style-name="T47"><text:s text:c="8"/>&lt;/li&gt;</text:span> </text:p>
      <text:p text:style-name="P67"><text:soft-page-break/>- Al lado del título Page 1 ponemos un &lt;span&gt; de clase .caret para dibujar el triágulo hacia abajo que indica la existencia de un submenú.</text:p>
      <text:p text:style-name="P61">- <text:span text:style-name="T48">Los 3 &lt;span&gt; .icon-bar del botón collapse muestras 3 rayas horizontales <text:s/>superpuestas que indican que es un botón de menú para móviles.</text:span></text:p>
      <text:p text:style-name="P61"/>
      <text:p text:style-name="P15">Formularios</text:p>
      <text:p text:style-name="P60"/>
      <text:p text:style-name="P60"/>
      <text:p text:style-name="P60"/>
      <text:p text:style-name="P60"/>
      <text:p text:style-name="P60"/>
      <text:p text:style-name="P60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5"/>
      <text:p text:style-name="P45"/>
      <text:p text:style-name="P4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9T16:05:48.381844838</meta:creation-date>
    <meta:generator>LibreOffice/4.3.3.2$Linux_X86_64 LibreOffice_project/430m0$Build-2</meta:generator>
    <dc:date>2017-05-30T07:45:05.453920390</dc:date>
    <meta:editing-duration>PT3H57M10S</meta:editing-duration>
    <meta:editing-cycles>81</meta:editing-cycles>
    <meta:document-statistic meta:table-count="0" meta:image-count="0" meta:object-count="0" meta:page-count="7" meta:paragraph-count="141" meta:word-count="1673" meta:character-count="12346" meta:non-whitespace-character-count="10372"/>
  </office:meta>
</office:document-meta>
</file>